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Series summation</text:span></text:h>
      <text:h text:style-name="Default"><text:s text:c="1"/>2<text:s text:c="2"/></text:h>
      <text:h text:style-name="Default"><text:s text:c="1"/>3<text:s text:c="2"/></text:h>
      <text:h text:style-name="Default"><text:s text:c="1"/>4<text:s text:c="2"/></text:h>
      <text:h text:style-name="Default"><text:s text:c="1"/>5<text:s text:c="2"/><text:span text:style-name="style9">#include&lt;stdio.h&gt;</text:span></text:h>
      <text:h text:style-name="Default"><text:s text:c="1"/>6<text:s text:c="2"/><text:span text:style-name="style5">int </text:span><text:span text:style-name="style11">main</text:span><text:span text:style-name="style10">()</text:span></text:h>
      <text:h text:style-name="Default"><text:s text:c="1"/>7<text:s text:c="2"/></text:h>
      <text:h text:style-name="Default"><text:s text:c="1"/>8<text:s text:c="2"/><text:span text:style-name="style10">{</text:span></text:h>
      <text:h text:style-name="Default"><text:s text:c="1"/>9<text:s text:c="2"/><text:s text:c="4"/><text:span text:style-name="style5">int </text:span><text:span text:style-name="style11">n</text:span><text:span text:style-name="style10">,</text:span><text:span text:style-name="style11">i</text:span><text:span text:style-name="style10">,</text:span><text:span text:style-name="style11">j</text:span><text:span text:style-name="style10">,</text:span><text:span text:style-name="style11">total</text:span><text:span text:style-name="style10">=</text:span><text:span text:style-name="style4">0</text:span><text:span text:style-name="style10">;</text:span></text:h>
      <text:h text:style-name="Default">10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h>
      <text:h text:style-name="Default">11<text:s text:c="2"/></text:h>
      <text:h text:style-name="Default">12<text:s text:c="2"/><text:s text:c="4"/><text:span text:style-name="style5">for 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n</text:span><text:span text:style-name="style10">;</text:span><text:span text:style-name="style11">i</text:span><text:span text:style-name="style10">++)</text:span></text:h>
      <text:h text:style-name="Default">13<text:s text:c="2"/><text:s text:c="4"/><text:span text:style-name="style10">{</text:span></text:h>
      <text:h text:style-name="Default">14<text:s text:c="2"/><text:s text:c="8"/><text:span text:style-name="style5">for</text:span><text:span text:style-name="style10">(</text:span><text:span text:style-name="style11">j</text:span><text:span text:style-name="style10">=</text:span><text:span text:style-name="style4">1</text:span><text:span text:style-name="style10">;</text:span><text:span text:style-name="style11">j</text:span><text:span text:style-name="style10">&lt;=</text:span><text:span text:style-name="style11">i</text:span><text:span text:style-name="style10">;</text:span><text:span text:style-name="style11">j</text:span><text:span text:style-name="style10">++)</text:span></text:h>
      <text:h text:style-name="Default">15<text:s text:c="2"/><text:s text:c="8"/><text:span text:style-name="style10">{</text:span></text:h>
      <text:h text:style-name="Default">16<text:s text:c="2"/><text:s text:c="12"/><text:span text:style-name="style11">total</text:span><text:span text:style-name="style10">=</text:span><text:span text:style-name="style11">total</text:span><text:span text:style-name="style10">+</text:span><text:span text:style-name="style11">j</text:span><text:span text:style-name="style10">;</text:span></text:h>
      <text:h text:style-name="Default">17<text:s text:c="2"/><text:s text:c="8"/><text:span text:style-name="style10">}</text:span></text:h>
      <text:h text:style-name="Default">18<text:s text:c="2"/><text:s text:c="4"/><text:span text:style-name="style10">}</text:span></text:h>
      <text:h text:style-name="Default">19<text:s text:c="2"/><text:s text:c="4"/><text:span text:style-name="style11">printf</text:span><text:span text:style-name="style10">(</text:span><text:span text:style-name="style6">"%d\n"</text:span><text:span text:style-name="style10">,</text:span><text:span text:style-name="style11">total</text:span><text:span text:style-name="style10">);</text:span></text:h>
      <text:h text:style-name="Default">20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